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loext:graphic-properties draw:fill="solid" draw:fill-color="#282a36"/>
      <style:paragraph-properties fo:line-height="133%" fo:background-color="#282a36"/>
    </style:style>
    <style:style style:name="P3" style:family="paragraph" style:parent-style-name="Standard">
      <loext:graphic-properties draw:fill="solid" draw:fill-color="#282a36"/>
      <style:paragraph-properties fo:line-height="133%" fo:background-color="#282a36"/>
      <style:text-properties fo:color="#f8f8f2" style:font-name="Consolas" fo:font-size="9pt" style:font-name-asian="Consolas1" style:font-size-asian="9pt" style:font-name-complex="Consolas1" style:font-size-complex="9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T3" style:family="text">
      <style:text-properties fo:color="#ff79c6" style:font-name="Consolas" fo:font-size="9pt" style:font-name-asian="Consolas1" style:font-size-asian="9pt" style:font-name-complex="Consolas1" style:font-size-complex="9pt"/>
    </style:style>
    <style:style style:name="T4" style:family="text">
      <style:text-properties fo:color="#f8f8f2" style:font-name="Consolas" fo:font-size="9pt" style:font-name-asian="Consolas1" style:font-size-asian="9pt" style:font-name-complex="Consolas1" style:font-size-complex="9pt"/>
    </style:style>
    <style:style style:name="T5" style:family="text">
      <style:text-properties fo:color="#e9f284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f1fa8c" style:font-name="Consolas" fo:font-size="9pt" style:font-name-asian="Consolas1" style:font-size-asian="9pt" style:font-name-complex="Consolas1" style:font-size-complex="9pt"/>
    </style:style>
    <style:style style:name="T7" style:family="text">
      <style:text-properties fo:color="#50fa7b" style:font-name="Consolas" fo:font-size="9pt" style:font-name-asian="Consolas1" style:font-size-asian="9pt" style:font-name-complex="Consolas1" style:font-size-complex="9pt"/>
    </style:style>
    <style:style style:name="T8" style:family="text">
      <style:text-properties fo:color="#50fa7b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9" style:family="text">
      <style:text-properties fo:color="#bd93f9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color="#ffb86c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1" style:family="text">
      <style:text-properties fo:color="#6272a4" style:font-name="Consolas" fo:font-size="9pt" style:font-name-asian="Consolas1" style:font-size-asian="9pt" style:font-name-complex="Consolas1" style:font-size-complex="9pt"/>
    </style:style>
    <style:style style:name="T12" style:family="text">
      <style:text-properties fo:color="#8be9fd" style:font-name="Consolas" fo:font-size="9pt" style:font-name-asian="Consolas1" style:font-size-asian="9pt" style:font-name-complex="Consolas1" style:font-size-complex="9pt"/>
    </style:style>
    <style:style style:name="T13" style:family="text">
      <style:text-properties fo:color="#8be9fd" style:font-name="Consolas" fo:font-size="9pt" fo:font-style="italic" style:font-name-asian="Consolas1" style:font-size-asian="9pt" style:font-style-asian="italic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ENVOLVIMENTO DE APLICAÇÕES WEB I</text:span>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Standard">ETAPA 5 - INSTALAÇÕES:</text:p>
      <text:p text:style-name="Standard"/>
      <text:p text:style-name="Standard">Com a etapa 4 pronta, é necessário realizar as validações.</text:p>
      <text:list xml:id="list3886425013" text:style-name="WWNum1">
        <text:list-item>
          <text:p text:style-name="P4">Abrir o documento formulario.js no front-end e alterar o código para ficar igual o código abaixo:</text:p>
        </text:list-item>
      </text:list>
      <text:p text:style-name="P5"/>
      <text:p text:style-name="P2"><text:span text:style-name="T3">import</text:span><text:span text:style-name="T4"> React, { useState } </text:span><text:span text:style-name="T3">from</text:span><text:span text:style-name="T4"> </text:span><text:span text:style-name="T5">'</text:span><text:span text:style-name="T6">react</text:span><text:span text:style-name="T5">'</text:span><text:span text:style-name="T4">;</text:span></text:p>
      <text:p text:style-name="P3"/>
      <text:p text:style-name="P2"><text:span text:style-name="T3">const</text:span><text:span text:style-name="T4"> </text:span><text:span text:style-name="T7">Formulario</text:span><text:span text:style-name="T4"> </text:span><text:span text:style-name="T3">=</text:span><text:span text:style-name="T4"> () </text:span><text:span text:style-name="T3">=&gt;</text:span><text:span text:style-name="T4"> {</text:span></text:p>
      <text:p text:style-name="P2"><text:span text:style-name="T4"><text:s text:c="3"/></text:span></text:p>
      <text:p text:style-name="P2"><text:span text:style-name="T4"><text:s/></text:span><text:span text:style-name="T3">const</text:span><text:span text:style-name="T4"> [</text:span><text:span text:style-name="T9">texto</text:span><text:span text:style-name="T4">, </text:span><text:span text:style-name="T7">setTexto</text:span><text:span text:style-name="T4">] </text:span><text:span text:style-name="T3">=</text:span><text:span text:style-name="T4"> </text:span><text:span text:style-name="T7">useState</text:span><text:span text:style-name="T4">(</text:span><text:span text:style-name="T5">''</text:span><text:span text:style-name="T4">);</text:span></text:p>
      <text:p text:style-name="P2"><text:span text:style-name="T4"><text:s/></text:span><text:span text:style-name="T3">const</text:span><text:span text:style-name="T4"> [</text:span><text:span text:style-name="T9">inteiro</text:span><text:span text:style-name="T4">, </text:span><text:span text:style-name="T7">setInteiro</text:span><text:span text:style-name="T4">] </text:span><text:span text:style-name="T3">=</text:span><text:span text:style-name="T4"> </text:span><text:span text:style-name="T7">useState</text:span><text:span text:style-name="T4">(</text:span><text:span text:style-name="T5">''</text:span><text:span text:style-name="T4">);</text:span></text:p>
      <text:p text:style-name="P2"><text:span text:style-name="T4"><text:s/></text:span><text:span text:style-name="T3">const</text:span><text:span text:style-name="T4"> [</text:span><text:span text:style-name="T9">booleano</text:span><text:span text:style-name="T4">, </text:span><text:span text:style-name="T7">setBooleano</text:span><text:span text:style-name="T4">] </text:span><text:span text:style-name="T3">=</text:span><text:span text:style-name="T4"> </text:span><text:span text:style-name="T7">useState</text:span><text:span text:style-name="T4">(</text:span><text:span text:style-name="T9">false</text:span><text:span text:style-name="T4">);</text:span></text:p>
      <text:p text:style-name="P2"><text:span text:style-name="T4"><text:s/></text:span><text:span text:style-name="T3">const</text:span><text:span text:style-name="T4"> [</text:span><text:span text:style-name="T9">opcaoSelecionada</text:span><text:span text:style-name="T4">, </text:span><text:span text:style-name="T7">setOpcaoSelecionada</text:span><text:span text:style-name="T4">] </text:span><text:span text:style-name="T3">=</text:span><text:span text:style-name="T4"> </text:span><text:span text:style-name="T7">useState</text:span><text:span text:style-name="T4">(</text:span><text:span text:style-name="T5">''</text:span><text:span text:style-name="T4">);</text:span></text:p>
      <text:p text:style-name="P2"><text:span text:style-name="T4"><text:s/></text:span><text:span text:style-name="T3">const</text:span><text:span text:style-name="T4"> [</text:span><text:span text:style-name="T9">opcaoRadio</text:span><text:span text:style-name="T4">, </text:span><text:span text:style-name="T7">setOpcaoRadio</text:span><text:span text:style-name="T4">] </text:span><text:span text:style-name="T3">=</text:span><text:span text:style-name="T4"> </text:span><text:span text:style-name="T7">useState</text:span><text:span text:style-name="T4">(</text:span><text:span text:style-name="T5">''</text:span><text:span text:style-name="T4">);</text:span></text:p>
      <text:p text:style-name="P2"><text:soft-page-break/><text:span text:style-name="T4"><text:s/></text:span><text:span text:style-name="T3">const</text:span><text:span text:style-name="T4"> [</text:span><text:span text:style-name="T9">erros</text:span><text:span text:style-name="T4">, </text:span><text:span text:style-name="T7">setErrors</text:span><text:span text:style-name="T4">] </text:span><text:span text:style-name="T3">=</text:span><text:span text:style-name="T4"> </text:span><text:span text:style-name="T7">useState</text:span><text:span text:style-name="T4">({});</text:span></text:p>
      <text:p text:style-name="P3"/>
      <text:p text:style-name="P2"><text:span text:style-name="T4"><text:s/></text:span><text:span text:style-name="T3">const</text:span><text:span text:style-name="T4"> </text:span><text:span text:style-name="T7">handleSubmit</text:span><text:span text:style-name="T4"> </text:span><text:span text:style-name="T3">=</text:span><text:span text:style-name="T4"> </text:span><text:span text:style-name="T3">async</text:span><text:span text:style-name="T4"> (</text:span><text:span text:style-name="T10">e</text:span><text:span text:style-name="T4">) </text:span><text:span text:style-name="T3">=&gt;</text:span><text:span text:style-name="T4"> {</text:span></text:p>
      <text:p text:style-name="P2"><text:span text:style-name="T4"><text:s text:c="3"/></text:span><text:span text:style-name="T10">e</text:span><text:span text:style-name="T4">.</text:span><text:span text:style-name="T7">preventDefault</text:span><text:span text:style-name="T4">();</text:span></text:p>
      <text:p text:style-name="P2"><text:span text:style-name="T4"><text:s text:c="3"/></text:span></text:p>
      <text:p text:style-name="P2"><text:span text:style-name="T4"><text:s text:c="3"/></text:span><text:span text:style-name="T11">// Validação dos dados do formulário</text:span></text:p>
      <text:p text:style-name="P2"><text:span text:style-name="T4"><text:s text:c="3"/></text:span><text:span text:style-name="T3">const</text:span><text:span text:style-name="T4"> </text:span><text:span text:style-name="T9">validationErrors</text:span><text:span text:style-name="T4"> </text:span><text:span text:style-name="T3">=</text:span><text:span text:style-name="T4"> {};</text:span></text:p>
      <text:p text:style-name="P3"/>
      <text:p text:style-name="P2"><text:span text:style-name="T4"><text:s text:c="3"/></text:span><text:span text:style-name="T3">if</text:span><text:span text:style-name="T4"> (</text:span><text:span text:style-name="T3">!</text:span><text:span text:style-name="T9">texto</text:span><text:span text:style-name="T4"> </text:span><text:span text:style-name="T3">||</text:span><text:span text:style-name="T4"> </text:span><text:span text:style-name="T9">texto</text:span><text:span text:style-name="T4">.</text:span><text:span text:style-name="T9">length</text:span><text:span text:style-name="T4"> </text:span><text:span text:style-name="T3">&lt;</text:span><text:span text:style-name="T4"> </text:span><text:span text:style-name="T9">2</text:span><text:span text:style-name="T4"> </text:span><text:span text:style-name="T3">||</text:span><text:span text:style-name="T4"> </text:span><text:span text:style-name="T9">texto</text:span><text:span text:style-name="T4">.</text:span><text:span text:style-name="T9">length</text:span><text:span text:style-name="T4"> </text:span><text:span text:style-name="T3">&gt;</text:span><text:span text:style-name="T4"> </text:span><text:span text:style-name="T9">255</text:span><text:span text:style-name="T4">) {</text:span></text:p>
      <text:p text:style-name="P2"><text:span text:style-name="T4"><text:s text:c="4"/></text:span><text:span text:style-name="T9">validationErrors</text:span><text:span text:style-name="T4">.texto </text:span><text:span text:style-name="T3">=</text:span><text:span text:style-name="T4"> </text:span><text:span text:style-name="T5">'</text:span><text:span text:style-name="T6">O texto é obrigatório e deve ter entre 2 e 255 caracteres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inteiro</text:span><text:span text:style-name="T4"> </text:span><text:span text:style-name="T3">||</text:span><text:span text:style-name="T4"> </text:span><text:span text:style-name="T12">isNaN</text:span><text:span text:style-name="T4">(</text:span><text:span text:style-name="T9">inteiro</text:span><text:span text:style-name="T4">) </text:span><text:span text:style-name="T3">||</text:span><text:span text:style-name="T4"> </text:span><text:span text:style-name="T9">inteiro</text:span><text:span text:style-name="T4"> </text:span><text:span text:style-name="T3">&lt;=</text:span><text:span text:style-name="T4"> </text:span><text:span text:style-name="T9">0</text:span><text:span text:style-name="T4"> </text:span><text:span text:style-name="T3">||</text:span><text:span text:style-name="T4"> </text:span><text:span text:style-name="T9">inteiro</text:span><text:span text:style-name="T4"> </text:span><text:span text:style-name="T3">&gt;=</text:span><text:span text:style-name="T4"> </text:span><text:span text:style-name="T9">1000</text:span><text:span text:style-name="T4">) {</text:span></text:p>
      <text:p text:style-name="P2"><text:span text:style-name="T4"><text:s text:c="4"/></text:span><text:span text:style-name="T9">validationErrors</text:span><text:span text:style-name="T4">.inteiro </text:span><text:span text:style-name="T3">=</text:span><text:span text:style-name="T4"> </text:span><text:span text:style-name="T5">'</text:span><text:span text:style-name="T6">O inteiro é obrigatório e deve ser um número maior que 0 e menor que 1000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typeof</text:span><text:span text:style-name="T4"> </text:span><text:span text:style-name="T9">booleano</text:span><text:span text:style-name="T4"> </text:span><text:span text:style-name="T3">!==</text:span><text:span text:style-name="T4"> </text:span><text:span text:style-name="T5">'</text:span><text:span text:style-name="T6">boolean</text:span><text:span text:style-name="T5">'</text:span><text:span text:style-name="T4">) {</text:span></text:p>
      <text:p text:style-name="P2"><text:span text:style-name="T4"><text:s text:c="4"/></text:span><text:span text:style-name="T9">validationErrors</text:span><text:span text:style-name="T4">.booleano </text:span><text:span text:style-name="T3">=</text:span><text:span text:style-name="T4"> </text:span><text:span text:style-name="T5">'</text:span><text:span text:style-name="T6">O booleano é obrigatório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opcaoSelecionada</text:span><text:span text:style-name="T4">) {</text:span></text:p>
      <text:p text:style-name="P2"><text:soft-page-break/><text:span text:style-name="T4"><text:s text:c="4"/></text:span><text:span text:style-name="T9">validationErrors</text:span><text:span text:style-name="T4">.opcaoSelecionada </text:span><text:span text:style-name="T3">=</text:span><text:span text:style-name="T4"> </text:span><text:span text:style-name="T5">'</text:span><text:span text:style-name="T6">A opção do dropdown é obrigatória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opcaoRadio</text:span><text:span text:style-name="T4">) {</text:span></text:p>
      <text:p text:style-name="P2"><text:span text:style-name="T4"><text:s text:c="4"/></text:span><text:span text:style-name="T9">validationErrors</text:span><text:span text:style-name="T4">.opcaoRadio </text:span><text:span text:style-name="T3">=</text:span><text:span text:style-name="T4"> </text:span><text:span text:style-name="T5">'</text:span><text:span text:style-name="T6">Selecione uma opção de rádio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7">setErrors</text:span><text:span text:style-name="T4">(</text:span><text:span text:style-name="T9">validationErrors</text:span><text:span text:style-name="T4">);</text:span></text:p>
      <text:p text:style-name="P2"><text:span text:style-name="T4"><text:s/></text:span></text:p>
      <text:p text:style-name="P2"><text:span text:style-name="T4"><text:s text:c="2"/></text:span><text:span text:style-name="T3">if</text:span><text:span text:style-name="T4"> (</text:span><text:span text:style-name="T13">Object</text:span><text:span text:style-name="T4">.</text:span><text:span text:style-name="T7">keys</text:span><text:span text:style-name="T4">(</text:span><text:span text:style-name="T9">validationErrors</text:span><text:span text:style-name="T4">).length </text:span><text:span text:style-name="T3">===</text:span><text:span text:style-name="T4"> </text:span><text:span text:style-name="T9">0</text:span><text:span text:style-name="T4">) {</text:span></text:p>
      <text:p text:style-name="P2"><text:span text:style-name="T4"><text:s text:c="4"/></text:span><text:span text:style-name="T11">// Se não houver erros de validação, você pode enviar os dados do formulário para a API</text:span></text:p>
      <text:p text:style-name="P2"><text:span text:style-name="T4"><text:s text:c="4"/></text:span><text:span text:style-name="T3">const</text:span><text:span text:style-name="T4"> </text:span><text:span text:style-name="T9">formData</text:span><text:span text:style-name="T4"> </text:span><text:span text:style-name="T3">=</text:span><text:span text:style-name="T4"> {</text:span></text:p>
      <text:p text:style-name="P2"><text:span text:style-name="T4"><text:s text:c="6"/>texto,</text:span></text:p>
      <text:p text:style-name="P2"><text:span text:style-name="T4"><text:s text:c="6"/>inteiro,</text:span></text:p>
      <text:p text:style-name="P2"><text:span text:style-name="T4"><text:s text:c="6"/>booleano,</text:span></text:p>
      <text:p text:style-name="P2"><text:span text:style-name="T4"><text:s text:c="6"/>opcaoSelecionada,</text:span></text:p>
      <text:p text:style-name="P2"><text:span text:style-name="T4"><text:s text:c="6"/>opcaoRadio</text:span></text:p>
      <text:p text:style-name="P2"><text:span text:style-name="T4"><text:s text:c="4"/>}</text:span></text:p>
      <text:p text:style-name="P3"/>
      <text:p text:style-name="P2"><text:span text:style-name="T4"><text:s/></text:span></text:p>
      <text:p text:style-name="P2"><text:span text:style-name="T4"><text:s text:c="3"/></text:span><text:span text:style-name="T11">// Exibindo os dados do formulário no console</text:span></text:p>
      <text:p text:style-name="P2"><text:soft-page-break/><text:span text:style-name="T4"><text:s text:c="3"/></text:span><text:span text:style-name="T9">console</text:span><text:span text:style-name="T4">.</text:span><text:span text:style-name="T7">log</text:span><text:span text:style-name="T4">(</text:span><text:span text:style-name="T9">formData</text:span><text:span text:style-name="T4">);</text:span></text:p>
      <text:p text:style-name="P3"/>
      <text:p text:style-name="P2"><text:span text:style-name="T4"><text:s text:c="4"/></text:span><text:span text:style-name="T3">try</text:span><text:span text:style-name="T4"> {</text:span></text:p>
      <text:p text:style-name="P2"><text:span text:style-name="T4"><text:s text:c="12"/></text:span><text:span text:style-name="T3">const</text:span><text:span text:style-name="T4"> </text:span><text:span text:style-name="T9">response</text:span><text:span text:style-name="T4"> </text:span><text:span text:style-name="T3">=</text:span><text:span text:style-name="T4"> </text:span><text:span text:style-name="T3">await</text:span><text:span text:style-name="T4"> </text:span><text:span text:style-name="T12">fetch</text:span><text:span text:style-name="T4">(</text:span><text:span text:style-name="T5">'</text:span><text:span text:style-name="T6">http://localhost:3333/formulario</text:span><text:span text:style-name="T5">'</text:span><text:span text:style-name="T4">, {</text:span></text:p>
      <text:p text:style-name="P2"><text:span text:style-name="T4"><text:s text:c="12"/>method</text:span><text:span text:style-name="T3">:</text:span><text:span text:style-name="T4"> </text:span><text:span text:style-name="T5">'</text:span><text:span text:style-name="T6">POST</text:span><text:span text:style-name="T5">'</text:span><text:span text:style-name="T4">, </text:span><text:span text:style-name="T11">// Método HTTP para enviar os dados</text:span></text:p>
      <text:p text:style-name="P2"><text:span text:style-name="T4"><text:s text:c="12"/>headers</text:span><text:span text:style-name="T3">:</text:span><text:span text:style-name="T4"> {</text:span></text:p>
      <text:p text:style-name="P2"><text:span text:style-name="T4"><text:s text:c="16"/></text:span><text:span text:style-name="T5">'</text:span><text:span text:style-name="T6">Content-Type</text:span><text:span text:style-name="T5">'</text:span><text:span text:style-name="T3">:</text:span><text:span text:style-name="T4"> </text:span><text:span text:style-name="T5">'</text:span><text:span text:style-name="T6">application/json</text:span><text:span text:style-name="T5">'</text:span><text:span text:style-name="T4"> </text:span><text:span text:style-name="T11">// Tipo de conteúdo do corpo da requisição</text:span></text:p>
      <text:p text:style-name="P2"><text:span text:style-name="T4"><text:s text:c="12"/>},</text:span></text:p>
      <text:p text:style-name="P2"><text:span text:style-name="T4"><text:s text:c="12"/>body</text:span><text:span text:style-name="T3">:</text:span><text:span text:style-name="T4"> </text:span><text:span text:style-name="T9">JSON</text:span><text:span text:style-name="T4">.</text:span><text:span text:style-name="T7">stringify</text:span><text:span text:style-name="T4">(</text:span><text:span text:style-name="T9">formData</text:span><text:span text:style-name="T4">) </text:span><text:span text:style-name="T11">// Dados do formulário convertidos para JSON</text:span></text:p>
      <text:p text:style-name="P2"><text:span text:style-name="T4"><text:s text:c="12"/>});</text:span></text:p>
      <text:p text:style-name="P3"/>
      <text:p text:style-name="P2"><text:span text:style-name="T4"><text:s text:c="12"/></text:span><text:span text:style-name="T3">if</text:span><text:span text:style-name="T4"> (</text:span><text:span text:style-name="T9">response</text:span><text:span text:style-name="T4">.</text:span><text:span text:style-name="T9">ok</text:span><text:span text:style-name="T4">) {</text:span></text:p>
      <text:p text:style-name="P2"><text:span text:style-name="T4"><text:s text:c="8"/></text:span><text:span text:style-name="T9">console</text:span><text:span text:style-name="T4">.</text:span><text:span text:style-name="T7">log</text:span><text:span text:style-name="T4">(</text:span><text:span text:style-name="T5">'</text:span><text:span text:style-name="T6">Dados enviados com sucesso!</text:span><text:span text:style-name="T5">'</text:span><text:span text:style-name="T4">);</text:span></text:p>
      <text:p text:style-name="P2"><text:span text:style-name="T4"><text:s text:c="12"/>} </text:span><text:span text:style-name="T3">else</text:span><text:span text:style-name="T4"> {</text:span></text:p>
      <text:p text:style-name="P2"><text:span text:style-name="T4"><text:s text:c="16"/></text:span><text:span text:style-name="T9">console</text:span><text:span text:style-name="T4">.</text:span><text:span text:style-name="T7">error</text:span><text:span text:style-name="T4">(</text:span><text:span text:style-name="T5">'</text:span><text:span text:style-name="T6">Falha ao enviar os dados.</text:span><text:span text:style-name="T5">'</text:span><text:span text:style-name="T4">);</text:span></text:p>
      <text:p text:style-name="P2"><text:span text:style-name="T4"><text:s text:c="16"/></text:span><text:span text:style-name="T9">console</text:span><text:span text:style-name="T4">.</text:span><text:span text:style-name="T7">log</text:span><text:span text:style-name="T4">(</text:span><text:span text:style-name="T9">response</text:span><text:span text:style-name="T4">);</text:span></text:p>
      <text:p text:style-name="P2"><text:span text:style-name="T4"><text:s text:c="12"/>}</text:span></text:p>
      <text:p text:style-name="P2"><text:span text:style-name="T4"><text:s text:c="8"/>} </text:span><text:span text:style-name="T3">catch</text:span><text:span text:style-name="T4"> (error) {</text:span><text:span text:style-name="T9">console</text:span><text:span text:style-name="T4">.</text:span><text:span text:style-name="T7">log</text:span><text:span text:style-name="T4">(</text:span><text:span text:style-name="T5">'</text:span><text:span text:style-name="T6">Erro ao enviar os dados:</text:span><text:span text:style-name="T5">'</text:span><text:span text:style-name="T4">, error);}</text:span></text:p>
      <text:p text:style-name="P2"><text:span text:style-name="T4"><text:s text:c="4"/>}</text:span><text:span text:style-name="T3">else</text:span><text:span text:style-name="T4">{</text:span></text:p>
      <text:p text:style-name="P2"><text:span text:style-name="T4"><text:s text:c="8"/></text:span><text:span text:style-name="T12">alert</text:span><text:span text:style-name="T4">(</text:span><text:span text:style-name="T5">"</text:span><text:span text:style-name="T6">Dados inválidos!</text:span><text:span text:style-name="T5">"</text:span><text:span text:style-name="T4">);</text:span></text:p>
      <text:p text:style-name="P2"><text:span text:style-name="T4"><text:s text:c="4"/>}</text:span></text:p>
      <text:p text:style-name="P2"><text:soft-page-break/><text:span text:style-name="T4"><text:s/>};</text:span></text:p>
      <text:p text:style-name="P3"/>
      <text:p text:style-name="P2"><text:span text:style-name="T4"><text:s/></text:span><text:span text:style-name="T3">return</text:span><text:span text:style-name="T4"> (</text:span></text:p>
      <text:p text:style-name="P2"><text:span text:style-name="T4"><text:s text:c="3"/>&lt;</text:span><text:span text:style-name="T3">form</text:span><text:span text:style-name="T4"> </text:span><text:span text:style-name="T8">onSubmit</text:span><text:span text:style-name="T3">={</text:span><text:span text:style-name="T7">handleSubmit</text:span><text:span text:style-name="T3">}</text:span><text:span text:style-name="T4">&gt;</text:span></text:p>
      <text:p text:style-name="P2"><text:span text:style-name="T4"><text:s text:c="5"/>&lt;</text:span><text:span text:style-name="T3">label</text:span><text:span text:style-name="T4">&gt;</text:span></text:p>
      <text:p text:style-name="P2"><text:span text:style-name="T4"><text:s text:c="7"/>Texto:</text:span></text:p>
      <text:p text:style-name="P2"><text:span text:style-name="T4"><text:s text:c="7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text</text:span><text:span text:style-name="T5">"</text:span><text:span text:style-name="T4"> </text:span><text:span text:style-name="T8">value</text:span><text:span text:style-name="T3">={</text:span><text:span text:style-name="T9">texto</text:span><text:span text:style-name="T3">}</text:span><text:span text:style-name="T4"> </text:span><text:span text:style-name="T8">onChange</text:span><text:span text:style-name="T3">={</text:span><text:span text:style-name="T4">(</text:span><text:span text:style-name="T10">e</text:span><text:span text:style-name="T4">) </text:span><text:span text:style-name="T3">=&gt;</text:span><text:span text:style-name="T4"> </text:span><text:span text:style-name="T7">setTexto</text:span><text:span text:style-name="T4">(</text:span><text:span text:style-name="T10">e</text:span><text:span text:style-name="T4">.target.value)</text:span><text:span text:style-name="T3">}</text:span><text:span text:style-name="T4"> /&gt;</text:span></text:p>
      <text:p text:style-name="P2"><text:span text:style-name="T4"><text:s text:c="5"/>&lt;/</text:span><text:span text:style-name="T3">label</text:span><text:span text:style-name="T4">&gt;</text:span></text:p>
      <text:p text:style-name="P2"><text:span text:style-name="T4"><text:s text:c="5"/>&lt;</text:span><text:span text:style-name="T3">br</text:span><text:span text:style-name="T4"> /&gt;</text:span></text:p>
      <text:p text:style-name="P2"><text:span text:style-name="T4"><text:s text:c="5"/>&lt;</text:span><text:span text:style-name="T3">label</text:span><text:span text:style-name="T4">&gt;</text:span></text:p>
      <text:p text:style-name="P2"><text:span text:style-name="T4"><text:s text:c="7"/>Inteiro:</text:span></text:p>
      <text:p text:style-name="P2"><text:span text:style-name="T4"><text:s text:c="7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number</text:span><text:span text:style-name="T5">"</text:span><text:span text:style-name="T4"> </text:span><text:span text:style-name="T8">value</text:span><text:span text:style-name="T3">={</text:span><text:span text:style-name="T9">inteiro</text:span><text:span text:style-name="T3">}</text:span><text:span text:style-name="T4"> </text:span><text:span text:style-name="T8">onChange</text:span><text:span text:style-name="T3">={</text:span><text:span text:style-name="T4">(</text:span><text:span text:style-name="T10">e</text:span><text:span text:style-name="T4">) </text:span><text:span text:style-name="T3">=&gt;</text:span><text:span text:style-name="T4"> </text:span><text:span text:style-name="T7">setInteiro</text:span><text:span text:style-name="T4">(</text:span><text:span text:style-name="T12">parseInt</text:span><text:span text:style-name="T4">(</text:span><text:span text:style-name="T10">e</text:span><text:span text:style-name="T4">.target.value))</text:span><text:span text:style-name="T3">}</text:span><text:span text:style-name="T4"> /&gt;</text:span></text:p>
      <text:p text:style-name="P2"><text:span text:style-name="T4"><text:s text:c="5"/>&lt;/</text:span><text:span text:style-name="T3">label</text:span><text:span text:style-name="T4">&gt;</text:span></text:p>
      <text:p text:style-name="P2"><text:span text:style-name="T4"><text:s text:c="5"/>&lt;</text:span><text:span text:style-name="T3">br</text:span><text:span text:style-name="T4"> /&gt;</text:span></text:p>
      <text:p text:style-name="P2"><text:span text:style-name="T4"><text:s text:c="5"/>&lt;</text:span><text:span text:style-name="T3">label</text:span><text:span text:style-name="T4">&gt;</text:span></text:p>
      <text:p text:style-name="P2"><text:span text:style-name="T4"><text:s text:c="7"/>Booleano:</text:span></text:p>
      <text:p text:style-name="P2"><text:span text:style-name="T4"><text:s text:c="7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checkbox</text:span><text:span text:style-name="T5">"</text:span><text:span text:style-name="T4"> </text:span><text:span text:style-name="T8">checked</text:span><text:span text:style-name="T3">={</text:span><text:span text:style-name="T9">booleano</text:span><text:span text:style-name="T3">}</text:span><text:span text:style-name="T4"> </text:span><text:span text:style-name="T8">onChange</text:span><text:span text:style-name="T3">={</text:span><text:span text:style-name="T4">(</text:span><text:span text:style-name="T10">e</text:span><text:span text:style-name="T4">) </text:span><text:span text:style-name="T3">=&gt;</text:span><text:span text:style-name="T4"> </text:span><text:span text:style-name="T7">setBooleano</text:span><text:span text:style-name="T4">(</text:span><text:span text:style-name="T10">e</text:span><text:span text:style-name="T4">.target.checked)</text:span><text:span text:style-name="T3">}</text:span><text:span text:style-name="T4"> /&gt;</text:span></text:p>
      <text:p text:style-name="P2"><text:span text:style-name="T4"><text:s text:c="5"/>&lt;/</text:span><text:span text:style-name="T3">label</text:span><text:span text:style-name="T4">&gt;</text:span></text:p>
      <text:p text:style-name="P2"><text:span text:style-name="T4"><text:s text:c="5"/>&lt;</text:span><text:span text:style-name="T3">br</text:span><text:span text:style-name="T4"> /&gt;</text:span></text:p>
      <text:p text:style-name="P2"><text:span text:style-name="T4"><text:s text:c="5"/>&lt;</text:span><text:span text:style-name="T3">label</text:span><text:span text:style-name="T4">&gt;</text:span></text:p>
      <text:p text:style-name="P2"><text:span text:style-name="T4"><text:s text:c="7"/>Dropdown:</text:span></text:p>
      <text:p text:style-name="P2"><text:soft-page-break/><text:span text:style-name="T4"><text:s text:c="7"/>&lt;</text:span><text:span text:style-name="T3">select</text:span><text:span text:style-name="T4"> </text:span><text:span text:style-name="T8">value</text:span><text:span text:style-name="T3">={</text:span><text:span text:style-name="T9">opcaoSelecionada</text:span><text:span text:style-name="T3">}</text:span><text:span text:style-name="T4"> </text:span><text:span text:style-name="T8">onChange</text:span><text:span text:style-name="T3">={</text:span><text:span text:style-name="T4">(</text:span><text:span text:style-name="T10">e</text:span><text:span text:style-name="T4">) </text:span><text:span text:style-name="T3">=&gt;</text:span><text:span text:style-name="T4"> </text:span><text:span text:style-name="T7">setOpcaoSelecionada</text:span><text:span text:style-name="T4">(</text:span><text:span text:style-name="T10">e</text:span><text:span text:style-name="T4">.target.value)</text:span><text:span text:style-name="T3">}</text:span><text:span text:style-name="T4">&gt;</text:span></text:p>
      <text:p text:style-name="P2"><text:span text:style-name="T4"><text:s text:c="9"/>&lt;</text:span><text:span text:style-name="T3">option</text:span><text:span text:style-name="T4"> </text:span><text:span text:style-name="T8">value</text:span><text:span text:style-name="T3">=</text:span><text:span text:style-name="T5">""</text:span><text:span text:style-name="T4">&gt;Selecione uma opção&lt;/</text:span><text:span text:style-name="T3">option</text:span><text:span text:style-name="T4">&gt;</text:span></text:p>
      <text:p text:style-name="P2"><text:span text:style-name="T4"><text:s text:c="9"/>&lt;</text:span><text:span text:style-name="T3">option</text:span><text:span text:style-name="T4"> </text:span><text:span text:style-name="T8">value</text:span><text:span text:style-name="T3">=</text:span><text:span text:style-name="T5">"</text:span><text:span text:style-name="T6">opcao1</text:span><text:span text:style-name="T5">"</text:span><text:span text:style-name="T4">&gt;Opção 1&lt;/</text:span><text:span text:style-name="T3">option</text:span><text:span text:style-name="T4">&gt;</text:span></text:p>
      <text:p text:style-name="P2"><text:span text:style-name="T4"><text:s text:c="9"/>&lt;</text:span><text:span text:style-name="T3">option</text:span><text:span text:style-name="T4"> </text:span><text:span text:style-name="T8">value</text:span><text:span text:style-name="T3">=</text:span><text:span text:style-name="T5">"</text:span><text:span text:style-name="T6">opcao2</text:span><text:span text:style-name="T5">"</text:span><text:span text:style-name="T4">&gt;Opção 2&lt;/</text:span><text:span text:style-name="T3">option</text:span><text:span text:style-name="T4">&gt;</text:span></text:p>
      <text:p text:style-name="P2"><text:span text:style-name="T4"><text:s text:c="9"/>&lt;</text:span><text:span text:style-name="T3">option</text:span><text:span text:style-name="T4"> </text:span><text:span text:style-name="T8">value</text:span><text:span text:style-name="T3">=</text:span><text:span text:style-name="T5">"</text:span><text:span text:style-name="T6">opcao3</text:span><text:span text:style-name="T5">"</text:span><text:span text:style-name="T4">&gt;Opção 3&lt;/</text:span><text:span text:style-name="T3">option</text:span><text:span text:style-name="T4">&gt;</text:span></text:p>
      <text:p text:style-name="P2"><text:span text:style-name="T4"><text:s text:c="7"/>&lt;/</text:span><text:span text:style-name="T3">select</text:span><text:span text:style-name="T4">&gt;</text:span></text:p>
      <text:p text:style-name="P2"><text:span text:style-name="T4"><text:s text:c="5"/>&lt;/</text:span><text:span text:style-name="T3">label</text:span><text:span text:style-name="T4">&gt;</text:span></text:p>
      <text:p text:style-name="P2"><text:span text:style-name="T4"><text:s text:c="5"/>&lt;</text:span><text:span text:style-name="T3">br</text:span><text:span text:style-name="T4"> /&gt;</text:span></text:p>
      <text:p text:style-name="P2"><text:span text:style-name="T4"><text:s text:c="5"/>&lt;</text:span><text:span text:style-name="T3">label</text:span><text:span text:style-name="T4">&gt;</text:span></text:p>
      <text:p text:style-name="P2"><text:span text:style-name="T4"><text:s text:c="7"/>Opções de Radio:</text:span></text:p>
      <text:p text:style-name="P2"><text:span text:style-name="T4"><text:s text:c="7"/>&lt;</text:span><text:span text:style-name="T3">label</text:span><text:span text:style-name="T4">&gt;</text:span></text:p>
      <text:p text:style-name="P2"><text:span text:style-name="T4"><text:s text:c="9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radio</text:span><text:span text:style-name="T5">"</text:span><text:span text:style-name="T4"> </text:span><text:span text:style-name="T8">value</text:span><text:span text:style-name="T3">=</text:span><text:span text:style-name="T5">"</text:span><text:span text:style-name="T6">radio1</text:span><text:span text:style-name="T5">"</text:span><text:span text:style-name="T4"> </text:span><text:span text:style-name="T8">checked</text:span><text:span text:style-name="T3">={</text:span><text:span text:style-name="T9">opcaoRadio</text:span><text:span text:style-name="T4"> </text:span><text:span text:style-name="T3">===</text:span><text:span text:style-name="T4"> </text:span><text:span text:style-name="T5">'</text:span><text:span text:style-name="T6">radio1</text:span><text:span text:style-name="T5">'</text:span><text:span text:style-name="T3">}</text:span><text:span text:style-name="T4"> </text:span><text:span text:style-name="T8">onChange</text:span><text:span text:style-name="T3">={</text:span><text:span text:style-name="T4">() </text:span><text:span text:style-name="T3">=&gt;</text:span><text:span text:style-name="T4"> </text:span><text:span text:style-name="T7">setOpcaoRadio</text:span><text:span text:style-name="T4">(</text:span><text:span text:style-name="T5">'</text:span><text:span text:style-name="T6">radio1</text:span><text:span text:style-name="T5">'</text:span><text:span text:style-name="T4">)</text:span><text:span text:style-name="T3">}</text:span><text:span text:style-name="T4"> /&gt;</text:span></text:p>
      <text:p text:style-name="P2"><text:span text:style-name="T4"><text:s text:c="9"/>Opção 1</text:span></text:p>
      <text:p text:style-name="P2"><text:span text:style-name="T4"><text:s text:c="7"/>&lt;/</text:span><text:span text:style-name="T3">label</text:span><text:span text:style-name="T4">&gt;</text:span></text:p>
      <text:p text:style-name="P2"><text:span text:style-name="T4"><text:s text:c="7"/>&lt;</text:span><text:span text:style-name="T3">label</text:span><text:span text:style-name="T4">&gt;</text:span></text:p>
      <text:p text:style-name="P2"><text:span text:style-name="T4"><text:s text:c="9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radio</text:span><text:span text:style-name="T5">"</text:span><text:span text:style-name="T4"> </text:span><text:span text:style-name="T8">value</text:span><text:span text:style-name="T3">=</text:span><text:span text:style-name="T5">"</text:span><text:span text:style-name="T6">radio2</text:span><text:span text:style-name="T5">"</text:span><text:span text:style-name="T4"> </text:span><text:span text:style-name="T8">checked</text:span><text:span text:style-name="T3">={</text:span><text:span text:style-name="T9">opcaoRadio</text:span><text:span text:style-name="T4"> </text:span><text:span text:style-name="T3">===</text:span><text:span text:style-name="T4"> </text:span><text:span text:style-name="T5">'</text:span><text:span text:style-name="T6">radio2</text:span><text:span text:style-name="T5">'</text:span><text:span text:style-name="T3">}</text:span><text:span text:style-name="T4"> </text:span><text:span text:style-name="T8">onChange</text:span><text:span text:style-name="T3">={</text:span><text:span text:style-name="T4">() </text:span><text:span text:style-name="T3">=&gt;</text:span><text:span text:style-name="T4"> </text:span><text:span text:style-name="T7">setOpcaoRadio</text:span><text:span text:style-name="T4">(</text:span><text:span text:style-name="T5">'</text:span><text:span text:style-name="T6">radio2</text:span><text:span text:style-name="T5">'</text:span><text:span text:style-name="T4">)</text:span><text:span text:style-name="T3">}</text:span><text:span text:style-name="T4"> /&gt;</text:span></text:p>
      <text:p text:style-name="P2"><text:span text:style-name="T4"><text:s text:c="9"/>Opção 2</text:span></text:p>
      <text:p text:style-name="P2"><text:span text:style-name="T4"><text:s text:c="7"/>&lt;/</text:span><text:span text:style-name="T3">label</text:span><text:span text:style-name="T4">&gt;</text:span></text:p>
      <text:p text:style-name="P2"><text:span text:style-name="T4"><text:s text:c="7"/>&lt;</text:span><text:span text:style-name="T3">label</text:span><text:span text:style-name="T4">&gt;</text:span></text:p>
      <text:p text:style-name="P2"><text:span text:style-name="T4"><text:s text:c="9"/>&lt;</text:span><text:span text:style-name="T3">input</text:span><text:span text:style-name="T4"> </text:span><text:span text:style-name="T8">type</text:span><text:span text:style-name="T3">=</text:span><text:span text:style-name="T5">"</text:span><text:span text:style-name="T6">radio</text:span><text:span text:style-name="T5">"</text:span><text:span text:style-name="T4"> </text:span><text:span text:style-name="T8">value</text:span><text:span text:style-name="T3">=</text:span><text:span text:style-name="T5">"</text:span><text:span text:style-name="T6">radio3</text:span><text:span text:style-name="T5">"</text:span><text:span text:style-name="T4"> </text:span><text:span text:style-name="T8">checked</text:span><text:span text:style-name="T3">={</text:span><text:span text:style-name="T9">opcaoRadio</text:span><text:span text:style-name="T4"> </text:span><text:span text:style-name="T3">===</text:span><text:span text:style-name="T4"> </text:span><text:span text:style-name="T5">'</text:span><text:span text:style-name="T6">radio3</text:span><text:span text:style-name="T5">'</text:span><text:span text:style-name="T3">}</text:span><text:span text:style-name="T4"> </text:span><text:span text:style-name="T8">onChange</text:span><text:span text:style-name="T3">={</text:span><text:span text:style-name="T4">() </text:span><text:span text:style-name="T3">=&gt;</text:span><text:span text:style-name="T4"> </text:span><text:span text:style-name="T7">setOpcaoRadio</text:span><text:span text:style-name="T4">(</text:span><text:span text:style-name="T5">'</text:span><text:span text:style-name="T6">radio3</text:span><text:span text:style-name="T5">'</text:span><text:span text:style-name="T4">)</text:span><text:span text:style-name="T3">}</text:span><text:span text:style-name="T4"> /&gt;</text:span></text:p>
      <text:p text:style-name="P2"><text:span text:style-name="T4"><text:s text:c="9"/>Opção 3</text:span></text:p>
      <text:p text:style-name="P2"><text:soft-page-break/><text:span text:style-name="T4"><text:s text:c="7"/>&lt;/</text:span><text:span text:style-name="T3">label</text:span><text:span text:style-name="T4">&gt;</text:span></text:p>
      <text:p text:style-name="P2"><text:span text:style-name="T4"><text:s text:c="5"/>&lt;/</text:span><text:span text:style-name="T3">label</text:span><text:span text:style-name="T4">&gt;</text:span></text:p>
      <text:p text:style-name="P2"><text:span text:style-name="T4"><text:s text:c="5"/>&lt;</text:span><text:span text:style-name="T3">br</text:span><text:span text:style-name="T4"> /&gt;</text:span></text:p>
      <text:p text:style-name="P2"><text:span text:style-name="T4"><text:s text:c="5"/>&lt;</text:span><text:span text:style-name="T3">button</text:span><text:span text:style-name="T4"> </text:span><text:span text:style-name="T8">type</text:span><text:span text:style-name="T3">=</text:span><text:span text:style-name="T5">"</text:span><text:span text:style-name="T6">submit</text:span><text:span text:style-name="T5">"</text:span><text:span text:style-name="T4">&gt;Enviar&lt;/</text:span><text:span text:style-name="T3">button</text:span><text:span text:style-name="T4">&gt;</text:span></text:p>
      <text:p text:style-name="P2"><text:span text:style-name="T4"><text:s text:c="3"/>&lt;/</text:span><text:span text:style-name="T3">form</text:span><text:span text:style-name="T4">&gt;</text:span></text:p>
      <text:p text:style-name="P2"><text:span text:style-name="T4"><text:s/>);</text:span></text:p>
      <text:p text:style-name="P2"><text:span text:style-name="T4">};</text:span></text:p>
      <text:p text:style-name="P3"/>
      <text:p text:style-name="P2"><text:span text:style-name="T3">export</text:span><text:span text:style-name="T4"> </text:span><text:span text:style-name="T3">default</text:span><text:span text:style-name="T4"> </text:span><text:span text:style-name="T7">Formulario</text:span><text:span text:style-name="T4">;</text:span></text:p>
      <text:p text:style-name="P3"/>
      <text:p text:style-name="P5"/>
      <text:p text:style-name="P5"/>
      <text:list xml:id="list190260458284482" text:continue-numbering="true" text:style-name="WWNum1">
        <text:list-item>
          <text:p text:style-name="P4">Dentro da pasta controllers, abra o arquivo etapa4.js e altere o código para ficar igual o código abaixo:</text:p>
        </text:list-item>
      </text:list>
      <text:p text:style-name="P2"><text:span text:style-name="T13">module</text:span><text:span text:style-name="T4">.</text:span><text:span text:style-name="T13">exports</text:span><text:span text:style-name="T4"> </text:span><text:span text:style-name="T3">=</text:span><text:span text:style-name="T4"> {</text:span></text:p>
      <text:p text:style-name="P2"><text:span text:style-name="T4"><text:s text:c="4"/></text:span><text:span text:style-name="T7">a4</text:span><text:span text:style-name="T4">(</text:span><text:span text:style-name="T10">request</text:span><text:span text:style-name="T4">, </text:span><text:span text:style-name="T10">response</text:span><text:span text:style-name="T4">){</text:span></text:p>
      <text:p text:style-name="P2"><text:span text:style-name="T4"><text:s text:c="8"/></text:span><text:span text:style-name="T3">const</text:span><text:span text:style-name="T4"> { </text:span><text:span text:style-name="T9">texto</text:span><text:span text:style-name="T4">, </text:span><text:span text:style-name="T9">inteiro</text:span><text:span text:style-name="T4">, </text:span><text:span text:style-name="T9">booleano</text:span><text:span text:style-name="T4">, </text:span><text:span text:style-name="T9">opcaoSelecionada</text:span><text:span text:style-name="T4">, </text:span><text:span text:style-name="T9">opcaoRadio</text:span><text:span text:style-name="T4"> } </text:span><text:span text:style-name="T3">=</text:span><text:span text:style-name="T4"> </text:span><text:span text:style-name="T10">request</text:span><text:span text:style-name="T4">.body;</text:span></text:p>
      <text:p text:style-name="P3"/>
      <text:p text:style-name="P2"><text:span text:style-name="T4"><text:s text:c="2"/></text:span><text:span text:style-name="T11">// Validando os dados recebidos do formulário</text:span></text:p>
      <text:p text:style-name="P2"><text:span text:style-name="T4"><text:s text:c="2"/></text:span><text:span text:style-name="T3">const</text:span><text:span text:style-name="T4"> </text:span><text:span text:style-name="T9">errors</text:span><text:span text:style-name="T4"> </text:span><text:span text:style-name="T3">=</text:span><text:span text:style-name="T4"> {};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texto</text:span><text:span text:style-name="T4"> </text:span><text:span text:style-name="T3">||</text:span><text:span text:style-name="T4"> </text:span><text:span text:style-name="T9">texto</text:span><text:span text:style-name="T4">.length </text:span><text:span text:style-name="T3">&lt;</text:span><text:span text:style-name="T4"> </text:span><text:span text:style-name="T9">2</text:span><text:span text:style-name="T4"> </text:span><text:span text:style-name="T3">||</text:span><text:span text:style-name="T4"> </text:span><text:span text:style-name="T9">texto</text:span><text:span text:style-name="T4">.length </text:span><text:span text:style-name="T3">&gt;</text:span><text:span text:style-name="T4"> </text:span><text:span text:style-name="T9">255</text:span><text:span text:style-name="T4">) {</text:span></text:p>
      <text:p text:style-name="P2"><text:soft-page-break/><text:span text:style-name="T4"><text:s text:c="4"/></text:span><text:span text:style-name="T9">errors</text:span><text:span text:style-name="T4">.texto </text:span><text:span text:style-name="T3">=</text:span><text:span text:style-name="T4"> </text:span><text:span text:style-name="T5">'</text:span><text:span text:style-name="T6">O texto é obrigatório e deve ter entre 2 e 255 caracteres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inteiro</text:span><text:span text:style-name="T4"> </text:span><text:span text:style-name="T3">||</text:span><text:span text:style-name="T4"> </text:span><text:span text:style-name="T12">isNaN</text:span><text:span text:style-name="T4">(</text:span><text:span text:style-name="T9">inteiro</text:span><text:span text:style-name="T4">) </text:span><text:span text:style-name="T3">||</text:span><text:span text:style-name="T4"> </text:span><text:span text:style-name="T9">inteiro</text:span><text:span text:style-name="T4"> </text:span><text:span text:style-name="T3">&lt;=</text:span><text:span text:style-name="T4"> </text:span><text:span text:style-name="T9">0</text:span><text:span text:style-name="T4"> </text:span><text:span text:style-name="T3">||</text:span><text:span text:style-name="T4"> </text:span><text:span text:style-name="T9">inteiro</text:span><text:span text:style-name="T4"> </text:span><text:span text:style-name="T3">&gt;=</text:span><text:span text:style-name="T4"> </text:span><text:span text:style-name="T9">1000</text:span><text:span text:style-name="T4">) {</text:span></text:p>
      <text:p text:style-name="P2"><text:span text:style-name="T4"><text:s text:c="4"/></text:span><text:span text:style-name="T9">errors</text:span><text:span text:style-name="T4">.inteiro </text:span><text:span text:style-name="T3">=</text:span><text:span text:style-name="T4"> </text:span><text:span text:style-name="T5">'</text:span><text:span text:style-name="T6">O inteiro é obrigatório e deve ser um número maior que 0 e menor que 1000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typeof</text:span><text:span text:style-name="T4"> </text:span><text:span text:style-name="T9">booleano</text:span><text:span text:style-name="T4"> </text:span><text:span text:style-name="T3">!==</text:span><text:span text:style-name="T4"> </text:span><text:span text:style-name="T5">'</text:span><text:span text:style-name="T6">boolean</text:span><text:span text:style-name="T5">'</text:span><text:span text:style-name="T4">) {</text:span></text:p>
      <text:p text:style-name="P2"><text:span text:style-name="T4"><text:s text:c="4"/></text:span><text:span text:style-name="T9">errors</text:span><text:span text:style-name="T4">.booleano </text:span><text:span text:style-name="T3">=</text:span><text:span text:style-name="T4"> </text:span><text:span text:style-name="T5">'</text:span><text:span text:style-name="T6">O booleano é obrigatório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opcaoSelecionada</text:span><text:span text:style-name="T4">) {</text:span></text:p>
      <text:p text:style-name="P2"><text:span text:style-name="T4"><text:s text:c="4"/></text:span><text:span text:style-name="T9">errors</text:span><text:span text:style-name="T4">.opcaoSelecionada </text:span><text:span text:style-name="T3">=</text:span><text:span text:style-name="T4"> </text:span><text:span text:style-name="T5">'</text:span><text:span text:style-name="T6">A opção do dropdown é obrigatória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3">!</text:span><text:span text:style-name="T9">opcaoRadio</text:span><text:span text:style-name="T4">) {</text:span></text:p>
      <text:p text:style-name="P2"><text:span text:style-name="T4"><text:s text:c="4"/></text:span><text:span text:style-name="T9">errors</text:span><text:span text:style-name="T4">.opcaoRadio </text:span><text:span text:style-name="T3">=</text:span><text:span text:style-name="T4"> </text:span><text:span text:style-name="T5">'</text:span><text:span text:style-name="T6">Selecione uma opção de rádio</text:span><text:span text:style-name="T5">'</text:span><text:span text:style-name="T4">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3">if</text:span><text:span text:style-name="T4"> (</text:span><text:span text:style-name="T13">Object</text:span><text:span text:style-name="T4">.</text:span><text:span text:style-name="T7">keys</text:span><text:span text:style-name="T4">(</text:span><text:span text:style-name="T9">errors</text:span><text:span text:style-name="T4">).length </text:span><text:span text:style-name="T3">&gt;</text:span><text:span text:style-name="T4"> </text:span><text:span text:style-name="T9">0</text:span><text:span text:style-name="T4">) {</text:span></text:p>
      <text:p text:style-name="P2"><text:span text:style-name="T4"><text:s text:c="4"/></text:span><text:span text:style-name="T11">// Se houver erros de validação, retornar 400 Bad Request com os erros</text:span></text:p>
      <text:p text:style-name="P2"><text:soft-page-break/><text:span text:style-name="T4"><text:s text:c="4"/></text:span><text:span text:style-name="T3">return</text:span><text:span text:style-name="T4"> </text:span><text:span text:style-name="T10">response</text:span><text:span text:style-name="T4">.</text:span><text:span text:style-name="T7">status</text:span><text:span text:style-name="T4">(</text:span><text:span text:style-name="T9">400</text:span><text:span text:style-name="T4">).</text:span><text:span text:style-name="T7">json</text:span><text:span text:style-name="T4">({ errors });</text:span></text:p>
      <text:p text:style-name="P2"><text:span text:style-name="T4"><text:s text:c="2"/>}</text:span></text:p>
      <text:p text:style-name="P3"/>
      <text:p text:style-name="P2"><text:span text:style-name="T4"><text:s text:c="2"/></text:span><text:span text:style-name="T9">console</text:span><text:span text:style-name="T4">.</text:span><text:span text:style-name="T7">log</text:span><text:span text:style-name="T4">(</text:span><text:span text:style-name="T9">errors</text:span><text:span text:style-name="T4">)</text:span></text:p>
      <text:p text:style-name="P2"><text:span text:style-name="T4"><text:s text:c="2"/></text:span><text:span text:style-name="T11">// Se passou pela validação, retornar 200 OK</text:span></text:p>
      <text:p text:style-name="P2"><text:span text:style-name="T4"><text:s text:c="2"/></text:span><text:span text:style-name="T3">return</text:span><text:span text:style-name="T4"> </text:span><text:span text:style-name="T10">response</text:span><text:span text:style-name="T4">.</text:span><text:span text:style-name="T7">status</text:span><text:span text:style-name="T4">(</text:span><text:span text:style-name="T9">200</text:span><text:span text:style-name="T4">).</text:span><text:span text:style-name="T7">json</text:span><text:span text:style-name="T4">({ message</text:span><text:span text:style-name="T3">:</text:span><text:span text:style-name="T4"> </text:span><text:span text:style-name="T5">'</text:span><text:span text:style-name="T6">Dados válidos. Enviados com sucesso!</text:span><text:span text:style-name="T5">'</text:span><text:span text:style-name="T4"> });</text:span></text:p>
      <text:p text:style-name="P3"/>
      <text:p text:style-name="P2"><text:span text:style-name="T4">}</text:span></text:p>
      <text:p text:style-name="P2"><text:span text:style-name="T4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47" meta:word-count="617" meta:character-count="5155" meta:non-whitespace-character-count="3999"/>
    <meta:generator>LibreOfficeDev/6.0.5.2$Linux_X86_64 LibreOffice_project/</meta:generator>
  </office:meta>
</office:document-meta>
</file>